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3.9516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1.552in"/>
    </style:style>
    <style:style style:name="co7" style:family="table-column">
      <style:table-column-properties fo:break-before="auto" style:column-width="1.6437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1.9681in"/>
    </style:style>
    <style:style style:name="co10" style:family="table-column">
      <style:table-column-properties fo:break-before="auto" style:column-width="0.4425in"/>
    </style:style>
    <style:style style:name="co11" style:family="table-column">
      <style:table-column-properties fo:break-before="auto" style:column-width="8.7362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6571in"/>
    </style:style>
    <style:style style:name="co16" style:family="table-column">
      <style:table-column-properties fo:break-before="auto" style:column-width="2.9083in"/>
    </style:style>
    <style:style style:name="co17" style:family="table-column">
      <style:table-column-properties fo:break-before="auto" style:column-width="4.6244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M_Carte Calculateur V1.1_2021-10-08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 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endor sit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s Buff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ackage_SO:TSOP-5_1.65x3.05mm_P0.95mm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HC1G125DBVT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SN74AHC1G125DBVT 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<text:a xlink:href="https://www.mouser.fr/ProductDetail/Texas-Instruments/SN74AHC1G125DBVT?qs=NvrC5vRk3q71zRyk1nqRCQ%3D%3D" xlink:type="simple">https://www.mouser.fr/ProductDetail/Texas-Instruments/SN74AHC1G125DBVT?qs=NvrC5vRk3q71zRyk1nqRCQ%3D%3D</text:a>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D Caoacito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0.1 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603C104K4RACTU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0603C104K4R </text:p>
          </table:table-cell>
          <table:table-cell office:value-type="string" calcext:value-type="string">
            <text:p>0,09</text:p>
          </table:table-cell>
          <table:table-cell office:value-type="string" calcext:value-type="string">
            <text:p><text:a xlink:href="https://www.mouser.fr/ProductDetail/KEMET/C0603C104K4RACTU?qs=l5k%252BbMnNDknCtKnMv1oEgA%3D%3D" xlink:type="simple">https://www.mouser.fr/ProductDetail/KEMET/C0603C104K4RACTU?qs=l5k%252BbMnNDknCtKnMv1oEgA%3D%3D</text:a>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D Tantalum Capacito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_Tantalum_SMD:CP_EIA-7343-31_Kemet-D</text:p>
          </table:table-cell>
          <table:table-cell office:value-type="string" calcext:value-type="string">
            <text:p>47 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91X476K035AT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T491X476K035 </text:p>
          </table:table-cell>
          <table:table-cell office:value-type="string" calcext:value-type="string">
            <text:p>3,09</text:p>
          </table:table-cell>
          <table:table-cell office:value-type="string" calcext:value-type="string">
            <text:p><text:a xlink:href="https://www.mouser.fr/ProductDetail/KEMET/T491X476K035AT?qs=P4Y5NnTq0tXOwjs4eFEjlg%3D%3D" xlink:type="simple">https://www.mouser.fr/ProductDetail/KEMET/T491X476K035AT?qs=P4Y5NnTq0tXOwjs4eFEjlg%3D%3D</text:a>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us Standard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latsat_conn:flatsat_conn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SW-120-02-L-D-RA 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200-SSW12002LDRA </text:p>
          </table:table-cell>
          <table:table-cell office:value-type="float" office:value="7.23" calcext:value-type="float">
            <text:p>7.23</text:p>
          </table:table-cell>
          <table:table-cell office:value-type="string" calcext:value-type="string">
            <text:p><text:a xlink:href="https://www.mouser.fr/ProductDetail/Samtec/SSW-120-02-L-D-RA?qs=%252BZP6%2F%252BtExtClp17wmtcVlA%3D%3D" xlink:type="simple">https://www.mouser.fr/ProductDetail/Samtec/SSW-120-02-L-D-RA?qs=%252BZP6%2F%252BtExtClp17wmtcVlA%3D%3D</text:a>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roSD 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_Card:microSD_HC_Hirose_DM3AT-SF-PEJM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3AT-SF-PEJM5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98-DM3AT-SF-PEJM5 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<text:a xlink:href="https://www.mouser.fr/ProductDetail/Hirose-Connector/DM3AT-SF-PEJM5?qs=LZSZKJVF%252B2WTDKp%252BR7IYAQ%3D%3D" xlink:type="simple">https://www.mouser.fr/ProductDetail/Hirose-Connector/DM3AT-SF-PEJM5?qs=LZSZKJVF%252B2WTDKp%252BR7IYAQ%3D%3D</text:a>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0805-FX-1002ELF 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CR0805FX-1002ELF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a xlink:href="https://www.mouser.fr/ProductDetail/Bourns/CR0805-FX-1002ELF?qs=tknLyCMIRbPr%252BDD0s0nG9g%3D%3D" xlink:type="simple">https://www.mouser.fr/ProductDetail/Bourns/CR0805-FX-1002ELF?qs=tknLyCMIRbPr%252BDD0s0nG9g%3D%3D</text:a>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ucleo6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CLEO-L476RG 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1-NUCLEO-L476RG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<text:a xlink:href="https://www.mouser.fr/ProductDetail/STMicroelectronics/NUCLEO-L476RG?qs=PRtH0mD6DWbM6mRV5DKjBQ%3D%3D" xlink:type="simple">https://www.mouser.fr/ProductDetail/STMicroelectronics/NUCLEO-L476RG?qs=PRtH0mD6DWbM6mRV5DKjBQ%3D%3D</text:a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2T11:29:11.131006010</dc:date>
    <meta:editing-duration>PT11M54S</meta:editing-duration>
    <meta:editing-cycles>2</meta:editing-cycles>
    <meta:generator>LibreOffice/7.3.7.2$Linux_X86_64 LibreOffice_project/30$Build-2</meta:generator>
    <meta:document-statistic meta:table-count="1" meta:cell-count="96" meta:object-count="0"/>
  </office:meta>
</office:document-meta>
</file>